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NimbusRomNo9L-Regu" svg:font-family="NimbusRomNo9L-Regu" style:font-family-generic="system" svg:panose-1="0 0 0 0 0 0 0 0 0 0"/>
    <style:font-face style:name="NimbusRomNo9L-ReguItal" svg:font-family="NimbusRomNo9L-ReguItal" style:font-family-generic="system" svg:panose-1="0 0 0 0 0 0 0 0 0 0"/>
    <style:font-face style:name="NimbusMonL-Regu" svg:font-family="NimbusMonL-Regu"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text-properties fo:language="en" fo:country="US"/>
    </style:style>
    <style:style style:name="P3" style:parent-style-name="Standard" style:family="paragraph">
      <style:paragraph-properties fo:text-align="justify"/>
    </style:style>
    <style:style style:name="T4" style:parent-style-name="Absatz-Standardschriftart" style:family="text">
      <style:text-properties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language="en" fo:country="US"/>
    </style:style>
    <style:style style:name="P7" style:parent-style-name="Standard" style:family="paragraph">
      <style:paragraph-properties fo:text-align="justify"/>
      <style:text-properties fo:language="en" fo:country="US"/>
    </style:style>
    <style:style style:name="P8" style:parent-style-name="Standard" style:list-style-name="LFO1" style:family="paragraph">
      <style:paragraph-properties fo:text-align="justify"/>
      <style:text-properties fo:language="en" fo:country="US"/>
    </style:style>
    <style:style style:name="P9" style:parent-style-name="Standard" style:list-style-name="LFO1" style:family="paragraph">
      <style:paragraph-properties fo:text-align="justify"/>
      <style:text-properties fo:language="en" fo:country="US"/>
    </style:style>
    <style:style style:name="P10" style:parent-style-name="Standard" style:list-style-name="LFO1"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language="en" fo:country="US"/>
    </style:style>
    <style:style style:name="P15" style:parent-style-name="Standard" style:family="paragraph">
      <style:paragraph-properties fo:text-align="justify"/>
      <style:text-properties fo:language="en" fo:country="US"/>
    </style:style>
    <style:style style:name="P16" style:parent-style-name="Standard" style:family="paragraph">
      <style:paragraph-properties fo:text-align="justify"/>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color="#1F497D" fo:language="en" fo:country="US"/>
    </style:style>
    <style:style style:name="P25" style:parent-style-name="Standard" style:family="paragraph">
      <style:paragraph-properties fo:text-align="justify"/>
      <style:text-properties fo:color="#1F497D" fo:language="en" fo:country="US"/>
    </style:style>
    <style:style style:name="P26" style:parent-style-name="Standard" style:family="paragraph">
      <style:paragraph-properties fo:text-align="justify"/>
      <style:text-properties fo:color="#1F497D" fo:language="en" fo:country="US"/>
    </style:style>
    <style:style style:name="P27" style:parent-style-name="Standard" style:family="paragraph">
      <style:paragraph-properties fo:text-align="justify"/>
      <style:text-properties fo:color="#1F497D" fo:language="en" fo:country="US"/>
    </style:style>
    <style:style style:name="P28" style:parent-style-name="Standard" style:family="paragraph">
      <style:paragraph-properties fo:text-align="justify"/>
      <style:text-properties fo:color="#1F497D" fo:language="en" fo:country="US"/>
    </style:style>
    <style:style style:name="P29" style:parent-style-name="Standard" style:family="paragraph">
      <style:paragraph-properties fo:text-align="justify"/>
      <style:text-properties fo:color="#1F497D" fo:language="en" fo:country="US"/>
    </style:style>
    <style:style style:name="P30" style:parent-style-name="Standard" style:family="paragraph">
      <style:paragraph-properties fo:text-align="justify"/>
      <style:text-properties fo:color="#1F497D" fo:language="en" fo:country="US"/>
    </style:style>
    <style:style style:name="P31" style:parent-style-name="Standard" style:family="paragraph">
      <style:paragraph-properties fo:text-align="justify"/>
      <style:text-properties fo:color="#1F497D" fo:language="en" fo:country="US"/>
    </style:style>
    <style:style style:name="P32" style:parent-style-name="Standard" style:family="paragraph">
      <style:paragraph-properties fo:text-align="justify"/>
      <style:text-properties fo:color="#C0504D" fo:language="en" fo:country="US"/>
    </style:style>
    <style:style style:name="P33" style:parent-style-name="Standard" style:family="paragraph">
      <style:paragraph-properties fo:text-align="justify"/>
      <style:text-properties fo:font-weight="bold" style:font-weight-asian="bold" fo:font-size="14pt" style:font-size-asian="14pt" fo:language="en" fo:country="US"/>
    </style:style>
    <style:style style:name="P34" style:parent-style-name="Standard" style:family="paragraph">
      <style:paragraph-properties fo:text-align="justify"/>
      <style:text-properties fo:language="en" fo:country="US"/>
    </style:style>
    <style:style style:name="P35" style:parent-style-name="Standard" style:family="paragraph">
      <style:paragraph-properties fo:text-align="justify"/>
    </style:style>
    <style:style style:name="T36" style:parent-style-name="Absatz-Standardschriftart" style:family="text">
      <style:text-properties fo:font-weight="bold" style:font-weight-asian="bold"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Hyperlink" style:family="text">
      <style:text-properties fo:language="en" fo:country="US"/>
    </style:style>
    <style:style style:name="T44" style:parent-style-name="Absatz-Standardschriftart" style:family="text">
      <style:text-properties fo:language="en" fo:country="US"/>
    </style:style>
    <style:style style:name="P45" style:parent-style-name="Standard" style:family="paragraph">
      <style:paragraph-properties fo:text-align="justify"/>
    </style:style>
    <style:style style:name="T46" style:parent-style-name="Absatz-Standardschriftart" style:family="text">
      <style:text-properties fo:font-weight="bold" style:font-weight-asian="bold"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P64" style:parent-style-name="Standard" style:family="paragraph">
      <style:paragraph-properties fo:text-align="justify"/>
      <style:text-properties fo:language="en" fo:country="US"/>
    </style:style>
    <style:style style:name="P65" style:parent-style-name="Standard" style:family="paragraph">
      <style:paragraph-properties fo:text-align="justify"/>
      <style:text-properties fo:language="en" fo:country="US"/>
    </style:style>
    <style:style style:name="P66" style:parent-style-name="Standard" style:list-style-name="LFO2" style:family="paragraph">
      <style:paragraph-properties fo:text-align="justify"/>
      <style:text-properties fo:language="en" fo:country="US"/>
    </style:style>
    <style:style style:name="P67" style:parent-style-name="Standard" style:list-style-name="LFO2" style:family="paragraph">
      <style:paragraph-properties fo:text-align="justify"/>
    </style:style>
    <style:style style:name="T68" style:parent-style-name="Absatz-Standardschriftart" style:family="text">
      <style:text-properties fo:language="en" fo:country="US"/>
    </style:style>
    <style:style style:name="T69" style:parent-style-name="Absatz-Standardschriftart" style:family="text">
      <style:text-properties style:font-name="Wingdings" style:font-name-asian="Wingdings" style:font-name-complex="Wingdings" fo:language="en" fo:country="US"/>
    </style:style>
    <style:style style:name="T70" style:parent-style-name="Absatz-Standardschriftart" style:family="text">
      <style:text-properties fo:language="en" fo:country="US"/>
    </style:style>
    <style:style style:name="P71" style:parent-style-name="Standard" style:family="paragraph">
      <style:paragraph-properties fo:text-align="justify"/>
    </style:style>
    <style:style style:name="T72" style:parent-style-name="Absatz-Standardschriftart" style:family="text">
      <style:text-properties fo:font-weight="bold" style:font-weight-asian="bold" fo:language="en" fo:country="US"/>
    </style:style>
    <style:style style:name="T73" style:parent-style-name="Absatz-Standardschriftart" style:family="text">
      <style:text-properties fo:font-weight="bold" style:font-weight-asian="bold"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fo:font-weight="bold" style:font-weight-asian="bold"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font-weight="bold" style:font-weight-asian="bold"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T89" style:parent-style-name="Absatz-Standardschriftart" style:family="text">
      <style:text-properties fo:language="en" fo:country="US"/>
    </style:style>
    <style:style style:name="P90" style:parent-style-name="Standard" style:family="paragraph">
      <style:paragraph-properties fo:text-align="justify"/>
      <style:text-properties fo:language="en" fo:country="US"/>
    </style:style>
    <style:style style:name="P91" style:parent-style-name="Standard" style:family="paragraph">
      <style:paragraph-properties fo:text-align="justify"/>
    </style:style>
    <style:style style:name="T92" style:parent-style-name="Absatz-Standardschriftart" style:family="text">
      <style:text-properties fo:language="en" fo:country="US"/>
    </style:style>
    <style:style style:name="T93" style:parent-style-name="Absatz-Standardschriftart" style:family="text">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T99" style:parent-style-name="Absatz-Standardschriftart" style:family="text">
      <style:text-properties style:font-name="NimbusRomNo9L-Regu" style:font-name-complex="NimbusRomNo9L-Regu" fo:language="en" fo:country="US" style:language-asian="de" style:country-asian="DE"/>
    </style:style>
    <style:style style:name="P100" style:parent-style-name="Standard" style:family="paragraph">
      <style:paragraph-properties fo:text-align="justify"/>
      <style:text-properties style:font-name="NimbusRomNo9L-Regu" style:font-name-complex="NimbusRomNo9L-Regu" fo:language="en" fo:country="US" style:language-asian="de" style:country-asian="DE"/>
    </style:style>
    <style:style style:name="P101" style:parent-style-name="Standard" style:family="paragraph">
      <style:paragraph-properties fo:text-align="justify"/>
    </style:style>
    <style:style style:name="T102" style:parent-style-name="Absatz-Standardschriftart" style:family="text">
      <style:text-properties fo:font-weight="bold" style:font-weight-asian="bold"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P107" style:parent-style-name="Standard" style:family="paragraph">
      <style:paragraph-properties fo:text-align="justify"/>
      <style:text-properties fo:language="en" fo:country="US"/>
    </style:style>
    <style:style style:name="P108" style:parent-style-name="Standard" style:family="paragraph">
      <style:paragraph-properties fo:text-align="justify"/>
      <style:text-properties fo:language="en" fo:country="US"/>
    </style:style>
    <style:style style:name="P109" style:parent-style-name="Standard" style:family="paragraph">
      <style:text-properties style:font-name="NimbusRomNo9L-Regu" style:font-name-complex="NimbusRomNo9L-Regu" fo:language="en" fo:country="US" style:language-asian="de" style:country-asian="DE"/>
    </style:style>
    <style:style style:name="P110" style:parent-style-name="Standard" style:family="paragraph">
      <style:text-properties fo:language="en" fo:country="US"/>
    </style:style>
    <style:style style:name="P111" style:parent-style-name="Standard" style:family="paragraph">
      <style:paragraph-properties fo:text-align="justify"/>
      <style:text-properties fo:font-weight="bold" style:font-weight-asian="bold" fo:language="en" fo:country="US"/>
    </style:style>
    <style:style style:name="P112" style:parent-style-name="Standard" style:family="paragraph">
      <style:paragraph-properties fo:text-align="justify"/>
    </style:style>
    <style:style style:name="T113" style:parent-style-name="Absatz-Standardschriftart" style:family="text">
      <style:text-properties fo:language="en" fo:country="US"/>
    </style:style>
    <style:style style:name="T114" style:parent-style-name="Absatz-Standardschriftart" style:family="text">
      <style:text-properties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fo:language="en" fo:country="US"/>
    </style:style>
    <style:style style:name="P123" style:parent-style-name="Standard" style:family="paragraph">
      <style:paragraph-properties fo:text-align="justify"/>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P128" style:parent-style-name="Standard" style:family="paragraph">
      <style:paragraph-properties fo:text-align="justify"/>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Hyperlink"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P135" style:parent-style-name="Standard" style:family="paragraph">
      <style:paragraph-properties fo:text-align="justify"/>
      <style:text-properties fo:language="en" fo:country="US"/>
    </style:style>
    <style:style style:name="P136" style:parent-style-name="Standard" style:family="paragraph">
      <style:paragraph-properties style:text-autospace="none" fo:margin-bottom="0in" fo:line-height="100%"/>
    </style:style>
    <style:style style:name="T137" style:parent-style-name="Absatz-Standardschriftart" style:family="text">
      <style:text-properties style:font-name="NimbusRomNo9L-Regu" style:font-name-complex="NimbusRomNo9L-Regu" fo:font-size="10pt" style:font-size-asian="10pt" style:font-size-complex="10pt" fo:language="en" fo:country="US" style:language-asian="de" style:country-asian="DE"/>
    </style:style>
    <style:style style:name="T138" style:parent-style-name="Absatz-Standardschriftart" style:family="text">
      <style:text-properties style:font-name="NimbusRomNo9L-ReguItal" style:font-name-complex="NimbusRomNo9L-ReguItal" fo:font-size="10pt" style:font-size-asian="10pt" style:font-size-complex="10pt" fo:language="en" fo:country="US" style:language-asian="de" style:country-asian="DE"/>
    </style:style>
    <style:style style:name="T139" style:parent-style-name="Absatz-Standardschriftart" style:family="text">
      <style:text-properties style:font-name="NimbusRomNo9L-Regu" style:font-name-complex="NimbusRomNo9L-Regu" fo:font-size="10pt" style:font-size-asian="10pt" style:font-size-complex="10pt" fo:language="en" fo:country="US" style:language-asian="de" style:country-asian="DE"/>
    </style:style>
    <style:style style:name="T140" style:parent-style-name="Absatz-Standardschriftart" style:family="text">
      <style:text-properties style:font-name="NimbusMonL-Regu" style:font-name-complex="NimbusMonL-Regu" fo:font-size="10pt" style:font-size-asian="10pt" style:font-size-complex="10pt" fo:language="en" fo:country="US" style:language-asian="de" style:country-asian="DE"/>
    </style:style>
    <style:style style:name="T141" style:parent-style-name="Absatz-Standardschriftart" style:family="text">
      <style:text-properties style:font-name="NimbusMonL-Regu" style:font-name-complex="NimbusMonL-Regu" fo:font-size="10pt" style:font-size-asian="10pt" style:font-size-complex="10pt" fo:language="en" fo:country="US" style:language-asian="de" style:country-asian="DE"/>
    </style:style>
    <style:style style:name="T142" style:parent-style-name="Absatz-Standardschriftart" style:family="text">
      <style:text-properties style:font-name="NimbusRomNo9L-Regu" style:font-name-complex="NimbusRomNo9L-Regu" fo:font-size="10pt" style:font-size-asian="10pt" style:font-size-complex="10pt" fo:language="en" fo:country="US" style:language-asian="de" style:country-asian="DE"/>
    </style:style>
    <style:style style:name="P143" style:parent-style-name="Standard" style:family="paragraph">
      <style:paragraph-properties fo:text-align="justify"/>
      <style:text-properties fo:language="en" fo:country="US"/>
    </style:style>
    <style:style style:name="P144" style:parent-style-name="Standard" style:family="paragraph">
      <style:paragraph-properties style:text-autospace="none" fo:margin-bottom="0in" fo:line-height="100%"/>
    </style:style>
    <style:style style:name="T145" style:parent-style-name="Absatz-Standardschriftart" style:family="text">
      <style:text-properties style:font-name="NimbusRomNo9L-Regu" style:font-name-complex="NimbusRomNo9L-Regu" fo:font-size="10pt" style:font-size-asian="10pt" style:font-size-complex="10pt" fo:language="en" fo:country="US" style:language-asian="de" style:country-asian="DE"/>
    </style:style>
    <style:style style:name="T146" style:parent-style-name="Absatz-Standardschriftart" style:family="text">
      <style:text-properties style:font-name="NimbusMonL-Regu" style:font-name-complex="NimbusMonL-Regu" fo:font-size="10pt" style:font-size-asian="10pt" style:font-size-complex="10pt" fo:language="en" fo:country="US" style:language-asian="de" style:country-asian="DE"/>
    </style:style>
    <style:style style:name="T147" style:parent-style-name="Absatz-Standardschriftart" style:family="text">
      <style:text-properties style:font-name="NimbusRomNo9L-Regu" style:font-name-complex="NimbusRomNo9L-Regu" fo:font-size="10pt" style:font-size-asian="10pt" style:font-size-complex="10pt" fo:language="en" fo:country="US" style:language-asian="de" style:country-asian="DE"/>
    </style:style>
    <style:style style:name="P148" style:parent-style-name="Standard" style:family="paragraph">
      <style:paragraph-properties fo:text-align="justify"/>
      <style:text-properties style:font-name="NimbusRomNo9L-Regu" style:font-name-complex="NimbusRomNo9L-Regu" fo:font-size="10pt" style:font-size-asian="10pt" style:font-size-complex="10pt" style:language-asian="de" style:country-asian="DE"/>
    </style:style>
    <style:style style:name="P149" style:parent-style-name="Standard" style:family="paragraph">
      <style:paragraph-properties fo:text-align="justify"/>
      <style:text-properties fo:language="en" fo:country="US"/>
    </style:style>
    <style:style style:name="P150" style:parent-style-name="Standard" style:family="paragraph">
      <style:paragraph-properties fo:text-align="justify"/>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office:automatic-styles>
  <office:body>
    <office:text text:use-soft-page-breaks="true">
      <text:p text:style-name="P1"><text:a xlink:href="https://medium.com/berkeleyischool/fairness-in-the-age-of-algorithms-feb11c56a709" office:target-frame-name="_top" xlink:show="replace"><text:span text:style-name="Hyperlink">https://medium.com/berkeleyischool/fairness-in-the-age-of-algorithms-feb11c56a709</text:span></text:a></text:p>
      <text:p text:style-name="P2">Fairness is an elusive concept. In the practice of machine learning, the quality of an algorithm is often judged based on its accuracy (the percentage of correct results), its precision (the ability not to label as positive a sample that is negative), or its recall (the ability to find all the positive samples). Deciding which of these three measures is the best proxy for fairness is not always straightforward, and improvements in one metric can cause decreases in others. Moving beyond the machine learning context to frame the discussion in a broader ethical and legal context only makes determining what is truly fair more complicated.</text:p>
      <text:p text:style-name="P3"><text:span text:style-name="T4">A large piece of the challenge is that MLAs can<text:s/></text:span><text:span text:style-name="T5">only be as fair as the data itself</text:span><text:span text:style-name="T6">. If the underlying data is biased in any way, there is a risk that its structural inequalities will not only be replicated but possibly even amplified in the algorithm. Machine learning engineers must be aware of their own blind spots and implicit assumptions; all the small decisions they make about finding, organizing, and labeling training data for these models can be as impactful as their choice of machine learning techniques. Even more problematic, however, is the issue that societal problems like racial bias, discrimination, and exclusion are deeply rooted in the world around us — and consequently, they are inherent in the data that we extract from the world. For instance, there is evidence that, despite similar rates of drug use, blacks are arrested at four times the rate of whites for drug-related offenses. Even if engineers flawlessly collected this data and trained a perfectly predictive machine learning model with it, the resulting algorithm would still be tainted with the bias embodied in the environment that produced the data.</text:span></text:p>
      <text:p text:style-name="P7">steps that must be taken<text:s/>to improve algorithmic fairness:</text:p>
      <text:list text:style-name="LFO1" text:continue-numbering="true">
        <text:list-item>
          <text:p text:style-name="P8">ensure the quality of the data being used to train the algorithms. Retraining periodically with new data to root out historical biases</text:p>
        </text:list-item>
        <text:list-item>
          <text:p text:style-name="P9">include a variety of approaches<text:s/>to eradicate bias an standardize them across industry, including unconscious bias training for machine learning engineers similar to the training that intelligence analysts routinely undergo; engineering protocols akin to the protocols of scientific research, such as rigorous peer review; and independent post-implementation auditing of algorithmic fairness which judges the overall quality of an algorithm not only by the standard engineering metrics, but also by how it impacts the most vulnerable people affected by it.</text:p>
        </text:list-item>
        <text:list-item>
          <text:p text:style-name="P10">the ownership of these MLAs from the private sector and instead treat them as a public resource that is accessible by all.</text:p>
        </text:list-item>
      </text:list>
      <text:p text:style-name="P11"/>
      <text:p text:style-name="P12">Mila Bachelorarbeit:</text:p>
      <text:p text:style-name="P13">Towards Fairness:</text:p>
      <text:p text:style-name="P14">The available concepts of fairness can be classified<text:s/>according to different aspects:<text:s/>A common division<text:s/>is the distinction between group and individual fairness, which corresponds to the question ’For whom<text:s/>is fairness achieved?’. Another approach is to subdivide the concepts by their implementation (’when<text:s/>or how?’): while pre-processing the data, as a constraint during training, or while post-processing the<text:s/><text:soft-page-break/>outcomes. Since there are several sources of bias, it has also been suggested that more emphasis should<text:s/>be given to the type of bias the different definitions are attempting to mitigate (’what?’).</text:p>
      <text:p text:style-name="P15"/>
      <text:p text:style-name="P16"><text:span text:style-name="T17">A naive approach to achieving fairness is to ignore protected attributes like ra</text:span><text:span text:style-name="T18">ce, sex, disability or cultural<text:s/></text:span><text:span text:style-name="T19">membership</text:span><text:span text:style-name="T20">,<text:s/></text:span><text:span text:style-name="T21">“fairness through blindness” or “fairness through unawareness”</text:span><text:span text:style-name="T22">.</text:span><text:span text:style-name="T23"><text:s/></text:span><text:span text:style-name="T24">Proxies for protected attributes are not easy to predict or detect (Romei and Ruggieri, 2014; Zarsky, 2016), particularly when algorithms access linked datasets (Barocas and Selbst, 2015). Profiles constructed from neutral characteristics such as postal code may inadvertently overlap with other profiles related to ethnicity, gender, sexual preference, and so on (Macnish, 2012; Schermer, 2011). (Copy Paste: Mittelstadt, P.8)</text:span></text:p>
      <text:p text:style-name="P25">Efforts are underway to avoid such ‘redlining’ by<text:s/>sensitive attributes<text:s/>and proxies. Romei and Ruggieri<text:s/>(2014) observe four overlapping strategies for discrimination<text:s/>prevention in analytics:<text:s/></text:p>
      <text:p text:style-name="P26">(1) controlled distortion<text:s/>of training data;<text:s/></text:p>
      <text:p text:style-name="P27">(2) integration of anti-discrimination<text:s/>criteria into the classifier<text:s/>algorithm;<text:s/></text:p>
      <text:p text:style-name="P28">(3) post-processing<text:s/>of classification models;<text:s/></text:p>
      <text:p text:style-name="P29">(4) modification of predictions<text:s/>and decisions to maintain a fair proportion of effects<text:s/>between protected<text:s/>and unprotected groups.<text:s/></text:p>
      <text:p text:style-name="P30">These<text:s/>strategies are seen in the development of privacy preserving,<text:s/>fairness- and discrimination-aware data<text:s/>mining (Dwork et al., 2011; Kamishima et al., 2012). Fairness-aware data mining takes the broadest aim, as<text:s/>it gives attention not only<text:s/>to discrimination but fairness,<text:s/>neutrality, and<text:s/>independence as well (Kamishima<text:s/>et al., 2012). Various metrics of fairness are possible<text:s/>based on statistical parity, differential privacy and<text:s/>other relations between data subjects in classification<text:s/>tasks (Dwork et al., 2011; Romei and Ruggieri, 2014).</text:p>
      <text:p text:style-name="P31"/>
      <text:p text:style-name="P32">Discrimination vs fairness vs bias (Discrimination is the effect of a decision as an adverse disproportionate results impact of algorithmic decision making: barocas<text:s/>&amp;Selbst: disparate impact detection.</text:p>
      <text:p text:style-name="P33">Group Fairness:</text:p>
      <text:p text:style-name="P34">address systematic disparities<text:s/>(=discrepancies)<text:s/>in outcomes between demographic<text:s/>groups. Within such a group, members are assumed to share certain attributes and especially the sensitive<text:s/>attributes.</text:p>
      <text:p text:style-name="P35"><text:span text:style-name="T36">Notions of fairness: independence, separation and sufficiency.<text:s/></text:span><text:span text:style-name="T37">All three criteria can be formulated purely based on statis</text:span><text:span text:style-name="T38">tical measures as summarized in<text:s/></text:span><text:span text:style-name="T39">a confusion matrix.</text:span><text:span text:style-name="T40"><text:s/>(</text:span><text:span text:style-name="T41">Barocas and M. Hardt. Fairness in Machine Learning, 2017. U</text:span><text:span text:style-name="T42">RL<text:s/></text:span><text:a xlink:href="https://vimeo.com/248490141" office:target-frame-name="_top" xlink:show="replace"><text:span text:style-name="T43">https://vimeo.com/248490141</text:span></text:a><text:span text:style-name="T44">.)</text:span></text:p>
      <text:p text:style-name="P45"><text:span text:style-name="T46">Independence</text:span><text:span text:style-name="T47">. The notion of independence requires the classifications to<text:s/></text:span><text:span text:style-name="T48">be independent of the sensitive attribute.<text:s/></text:span><text:span text:style-name="T49">In the case o</text:span><text:span text:style-name="T50">f<text:s/></text:span><text:span text:style-name="T51">hiring, independence requires all demographic groups to have equal p</text:span><text:span text:style-name="T52">robability to get hired (or not<text:s/></text:span><text:span text:style-name="T53">to get hired</text:span><text:span text:style-name="T54">)</text:span><text:span text:style-name="T55">. Regar</text:span><text:span text:style-name="T56">ding the task of loan granting,<text:s/></text:span><text:span text:style-name="T57">independence requires all groups to be equally likely (or unlikely) to receive a credit loan.</text:span><text:span text:style-name="T58"><text:s/>It arises from the concept<text:s/></text:span><text:soft-page-break/><text:span text:style-name="T59">that people should initially have equal chances of being placed in the positive class</text:span><text:span text:style-name="T60">.<text:s/></text:span><text:span text:style-name="T61">Equivalent variants of this notion appear under the terms demographic parity, statistical par</text:span><text:span text:style-name="T62">ity, equal<text:s/></text:span><text:span text:style-name="T63">acceptance rates, group fairness or disparate impact.</text:span></text:p>
      <text:p text:style-name="P64">Reformulations as ratio condition or inequality that allow for error of size<text:s/>e can be viewed as relaxations<text:s/>of independence<text:s/>(“conditional statistical parity). These more relaxed definitions are consistent with legal practice, but may not<text:s/>be sufficient to achieve algorithmic fairness, because the classifier might<text:s/>exploit the leeway (Spielraum, the available freedom to act) to maximize<text:s/>accuracy.</text:p>
      <text:p text:style-name="P65">Limitations of independence.</text:p>
      <text:list text:style-name="LFO2" text:continue-numbering="true">
        <text:list-item>
          <text:p text:style-name="P66">Loss in utility: not allowing the perfect classifier work, because it excludes the correlations between the target labels and sensitive attribute.</text:p>
        </text:list-item>
        <text:list-item>
          <text:p text:style-name="P67"><text:span text:style-name="T68">Laziness: randomly selection of candidates regardless of their qualifications<text:s/></text:span><text:span text:style-name="T69"></text:span><text:span text:style-name="T70"><text:s/>Sample size disparity</text:span></text:p>
        </text:list-item>
      </text:list>
      <text:p text:style-name="P71"><text:span text:style-name="T72">S</text:span><text:span text:style-name="T73">eparation</text:span><text:span text:style-name="T74">. It requires the classifications to be independent of the</text:span><text:span text:style-name="T75"><text:s/></text:span><text:span text:style-name="T76">sensitive<text:s/></text:span><text:span text:style-name="T77">attribute given the true labels.<text:s/></text:span><text:span text:style-name="T78">Here,<text:s/></text:span><text:span text:style-name="T79">sensitivity</text:span><text:span text:style-name="T80"><text:s/>(positive prediction given positive true class) and<text:s/></text:span><text:span text:style-name="T81">specificity</text:span><text:span text:style-name="T82"><text:s/>(negative prediction given<text:s/></text:span><text:span text:style-name="T83">negative true class) are supposed to be equal f</text:span><text:span text:style-name="T84">or all groups in the population.<text:s/></text:span><text:span text:style-name="T85">Depending on the task, it might be more importa</text:span><text:span text:style-name="T86">nt to achieve either equal true<text:s/></text:span><text:span text:style-name="T87">positive rates or true negative rates across groups. This might be th</text:span><text:span text:style-name="T88">e case when one of the outcomes<text:s/></text:span><text:span text:style-name="T89">is associated with substantially higher profit or less harm.</text:span></text:p>
      <text:p text:style-name="P90">loan granting separation requires that all applicants receive a positive (or negative) prediction<text:s/>regardless of group membership, given that they would pay back their loan (default) according to ground<text:s/>truth.</text:p>
      <text:p text:style-name="P91"><text:span text:style-name="T92">The notion of separation is appealing because it allows for perf</text:span><text:span text:style-name="T93">ect classification while at the<text:s/></text:span><text:span text:style-name="T94">same time avoiding the problem of group-specific sampling strategies b</text:span><text:span text:style-name="T95">y punishing models that perform<text:s/></text:span><text:span text:style-name="T96">well only on a subset of demographic groups.</text:span><text:span text:style-name="T97"><text:s/>However, separation (just like independence) is purely observational criterion, i.e. fully depends in the joint distribution of data, sensitive attributes and labels. It has been shown from<text:s/></text:span><text:span text:style-name="T98">Hardt et al. (2016), Corbett-Davies et al. (2017)</text:span><text:span text:style-name="T99"><text:s/>that it does not prevent disparities between the groups in the longer term.</text:span></text:p>
      <text:p text:style-name="P100"/>
      <text:p text:style-name="P101"><text:span text:style-name="T102">Sufficiency</text:span><text:span text:style-name="T103"><text:s/>requires the t</text:span><text:span text:style-name="T104">rue labels to be independent of<text:s/></text:span><text:span text:style-name="T105">the sensitive attribute giv</text:span><text:span text:style-name="T106">en the classifier’s predictions.</text:span></text:p>
      <text:p text:style-name="P107"><text:s/>In the case of loan granting, sufficiency<text:s/>is<text:s/>satisfied when the score already subsumes the sensitive attribute so that the probability to pay back<text:s/>the loan, given a person is granted the loan, i.e. predicted to pay back,<text:s/>and the probability to default,<text:s/>given a negative prediction, is equal across groups. In the context of<text:s/>hiring, people from all groups<text:s/>should have the same probability to be “correctly” hired (or rejected) when they receive a positive (or<text:s/>negative) classification. Here, “correctly” means that the true label matches the predicted one, and that<text:s/>the classifier correctly captures the capabilities of the applicant as measured by the available features.</text:p>
      <text:p text:style-name="P108">Similar terms: calibration,<text:s/>conditional use accuracy equality</text:p>
      <text:soft-page-break/>
      <text:p text:style-name="P109">Similar to separation, sufficiency is optimality compatible, i.e. it allows the classifier to be perfect</text:p>
      <text:p text:style-name="P110"/>
      <text:p text:style-name="P111">Literature:</text:p>
      <text:p text:style-name="P112">Kamishima T, Akaho S, Asoh H, et al.<text:s/><text:span text:style-name="T113">(2012) Considerations<text:s/></text:span><text:span text:style-name="T114">on fairness-aware data mini</text:span><text:span text:style-name="T115">ng. In: IEEE 12th International<text:s/></text:span><text:span text:style-name="T116">Conference on Data Minin</text:span><text:span text:style-name="T117">g Workshops, Brussels, Belgium,<text:s/></text:span><text:span text:style-name="T118">pp. 378–385. Available<text:s/></text:span><text:span text:style-name="T119">at: http://ieeexplore.ieee.org/</text:span><text:span text:style-name="T120">lpdocs/epic03/wrapper</text:span><text:span text:style-name="T121">.htm?arnumber=6406465 (accessed<text:s/></text:span><text:span text:style-name="T122">3 November 2015).</text:span></text:p>
      <text:p text:style-name="P123">Dwork C, Hardt M, Pitassi T, et al.<text:s/><text:span text:style-name="T124">(2011) Fairness through<text:s/></text:span><text:span text:style-name="T125">awareness. arXiv:1104.3913 [c</text:span><text:span text:style-name="T126">s]. Available at: http://arxiv.</text:span><text:span text:style-name="T127">org/abs/1104.3913 (accessed 15 February 2016).</text:span></text:p>
      <text:p text:style-name="P128"><text:span text:style-name="T129">Barocas S (2014) Data mining and t</text:span><text:span text:style-name="T130">he discourse on discrimination.<text:s/></text:span><text:span text:style-name="T131">Available at:<text:s/></text:span><text:a xlink:href="https://dataethics.github.io/proceedings/DataMiningandtheDiscourseOnDiscrimination.pdf" office:target-frame-name="_top" xlink:show="replace"><text:span text:style-name="T132">https://dataethics.github.io/proceedings/DataMiningandtheDiscourseOnDiscrimination.pdf</text:span></text:a><text:span text:style-name="T133"><text:s/></text:span><text:span text:style-name="T134">(accessed 20 December 2015).</text:span></text:p>
      <text:p text:style-name="P135">Barocas S and Selbst AD (2015) Big data’s disparate impact.<text:s/>SSRN Scholarly Paper, Rochester, NY: Social Science<text:s/>Research Network. Available at: http://papers.ssrn.com/abstract=2477899 (accessed 16 October 2015).</text:p>
      <text:p text:style-name="P136"><text:span text:style-name="T137">S. Barocas, M. Hardt, and A. Narayanan.<text:s/></text:span><text:span text:style-name="T138">Fairness and Machine Learning</text:span><text:span text:style-name="T139">. fairmlbook.org, 2018.<text:s/></text:span><text:span text:style-name="T140">http:</text:span><text:span text:style-name="T141">//www.fairmlbook.org</text:span><text:span text:style-name="T142">.</text:span></text:p>
      <text:p text:style-name="P143"/>
      <text:p text:style-name="P144"><text:span text:style-name="T145">S. Barocas and M. Hardt. Fairness in Machine Learning, 2017. URL<text:s/></text:span><text:span text:style-name="T146">https://vimeo.com/248490141</text:span><text:span text:style-name="T147">.</text:span></text:p>
      <text:p text:style-name="P148">Accessed: 08.01.2019.</text:p>
      <text:p text:style-name="P149">Romei A and Ruggieri S (2014) A multidisciplinary survey on<text:s/>discrimination analysis. The Knowledge Engineering<text:s/>Review 29(5): 582–638.</text:p>
      <text:p text:style-name="P150"><text:span text:style-name="T151">Zarsky T (2016) The trouble with algorithmic</text:span><text:span text:style-name="T152"><text:s/>decisions an<text:s/></text:span><text:span text:style-name="T153">analytic road map to exa</text:span><text:span text:style-name="T154">mine efficiency and fairness in<text:s/></text:span><text:span text:style-name="T155">automated and o</text:span><text:span text:style-name="T156">paque decision making. Science,<text:s/></text:span><text:span text:style-name="T157">Technology &amp; Human Values 41(1): 118–1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NimbusRomNo9L-Regu" svg:font-family="NimbusRomNo9L-Regu" style:font-family-generic="system" svg:panose-1="0 0 0 0 0 0 0 0 0 0"/>
    <style:font-face style:name="NimbusRomNo9L-ReguItal" svg:font-family="NimbusRomNo9L-ReguItal" style:font-family-generic="system" svg:panose-1="0 0 0 0 0 0 0 0 0 0"/>
    <style:font-face style:name="NimbusMonL-Regu" svg:font-family="NimbusMonL-Regu"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1388in" fo:line-height="115%"/>
      <style:text-properties fo:font-size="11pt" style:font-size-asian="11pt" style:font-size-complex="11pt" style:language-asian="en" style:country-asian="US" fo:hyphenate="false"/>
    </style:style>
    <style:style style:name="Absatz-Standardschriftart" style:display-name="Absatz-Standardschriftart" style:family="text"/>
    <style:style style:name="Hyperlink" style:display-name="Hyper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ppa, Sofia</meta:initial-creator>
    <dc:creator>Pappa, Sofia</dc:creator>
    <meta:creation-date>2020-07-30T10:39:00Z</meta:creation-date>
    <dc:date>2020-07-30T10:39:00Z</dc:date>
    <meta:template xlink:href="Normal.dotm" xlink:type="simple"/>
    <meta:editing-cycles>2</meta:editing-cycles>
    <meta:editing-duration>PT0S</meta:editing-duration>
    <meta:document-statistic meta:page-count="4" meta:paragraph-count="21" meta:word-count="1509" meta:character-count="10997" meta:row-count="79" meta:non-whitespace-character-count="9509"/>
  </office:meta>
</office:document-meta>
</file>